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0084d1" draw:textarea-horizontal-align="center" draw:textarea-vertical-align="middle"/>
    </style:style>
    <style:style style:name="gr2" style:family="graphic" style:parent-style-name="objectwithoutfill">
      <style:graphic-properties draw:fill="solid" draw:fill-color="#83caff" draw:textarea-horizontal-align="center" draw:textarea-vertical-align="middle"/>
    </style:style>
    <style:style style:name="gr3" style:family="graphic" style:parent-style-name="objectwithoutfill">
      <style:graphic-properties draw:fill="solid" draw:fill-color="#33cc66" draw:textarea-horizontal-align="center" draw:textarea-vertical-align="middle"/>
    </style:style>
    <style:style style:name="gr4" style:family="graphic" style:parent-style-name="objectwithoutfill">
      <style:graphic-properties draw:fill="solid" draw:fill-color="#33cc66" draw:fill-gradient-name="Linear_20_yellow_2f_brown" draw:textarea-horizontal-align="center" draw:textarea-vertical-align="middle"/>
    </style:style>
    <style:style style:name="gr5" style:family="graphic" style:parent-style-name="objectwithoutfill">
      <style:graphic-properties draw:fill="none" draw:fill-color="#ccffff" draw:fill-gradient-name="Linear_20_yellow_2f_brown" draw:textarea-horizontal-align="center" draw:textarea-vertical-align="middle"/>
    </style:style>
    <style:style style:name="gr6" style:family="graphic" style:parent-style-name="objectwithoutfill">
      <style:graphic-properties draw:fill="none" draw:fill-color="#33cc66" draw:fill-gradient-name="Linear_20_yellow_2f_brown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font-family="'American Typewriter'" style:font-family-generic="modern" style:font-pitch="fixed" fo:font-size="10pt" style:font-size-asian="10pt" style:font-size-complex="10pt"/>
    </style:style>
    <style:style style:name="T1" style:family="text">
      <style:text-properties fo:font-family="'American Typewriter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.905cm" svg:x="6.715cm" svg:y="9.255cm" draw:corner-radius="0.5cm">
          <text:p text:style-name="P1">Arduino Runtime &amp;</text:p>
          <text:p text:style-name="P1">Libraries</text:p>
        </draw:rect>
        <draw:rect draw:style-name="gr2" draw:text-style-name="P1" draw:layer="layout" svg:width="16.51cm" svg:height="1.905cm" svg:x="6.715cm" svg:y="13.7cm" draw:corner-radius="0.5cm">
          <text:p text:style-name="P1">Atmel ATMega328p MCU</text:p>
        </draw:rect>
        <draw:rect draw:style-name="gr1" draw:text-style-name="P1" draw:layer="layout" svg:width="8.255cm" svg:height="1.905cm" svg:x="14.97cm" svg:y="9.255cm" draw:corner-radius="0.5cm">
          <text:p text:style-name="P1">User </text:p>
          <text:p text:style-name="P1">Libraries</text:p>
        </draw:rect>
        <draw:rect draw:style-name="gr1" draw:text-style-name="P1" draw:layer="layout" svg:width="16.51cm" svg:height="1.905cm" svg:x="6.715cm" svg:y="11.16cm" draw:corner-radius="0.5cm">
          <text:p text:style-name="P1">avr-gcc Runtime &amp; Libraries</text:p>
        </draw:rect>
        <draw:rect draw:style-name="gr2" draw:text-style-name="P1" draw:layer="layout" svg:width="3.81cm" svg:height="1.27cm" draw:transform="rotate (1.5707963267946) translate (6.715cm 19.415cm)" draw:corner-radius="0.5cm">
          <text:p text:style-name="P1">EEPROM</text:p>
        </draw:rect>
        <draw:rect draw:style-name="gr2" draw:text-style-name="P1" draw:layer="layout" svg:width="3.81cm" svg:height="1.27cm" draw:transform="rotate (1.5707963267946) translate (8.62cm 19.415cm)" draw:corner-radius="0.5cm">
          <text:p text:style-name="P1">Serial IO</text:p>
        </draw:rect>
        <draw:rect draw:style-name="gr2" draw:text-style-name="P1" draw:layer="layout" svg:width="3.81cm" svg:height="1.27cm" draw:transform="rotate (1.5707963267946) translate (10.525cm 19.415cm)" draw:corner-radius="0.5cm">
          <text:p text:style-name="P1">Digital IO</text:p>
        </draw:rect>
        <draw:rect draw:style-name="gr2" draw:text-style-name="P1" draw:layer="layout" svg:width="3.81cm" svg:height="1.27cm" draw:transform="rotate (1.5707963267946) translate (12.43cm 19.415cm)" draw:corner-radius="0.5cm">
          <text:p text:style-name="P1">Analog IO</text:p>
        </draw:rect>
        <draw:rect draw:style-name="gr2" draw:text-style-name="P1" draw:layer="layout" svg:width="3.81cm" svg:height="1.27cm" draw:transform="rotate (1.5707963267946) translate (14.335cm 19.415cm)" draw:corner-radius="0.5cm">
          <text:p text:style-name="P1">Timers</text:p>
        </draw:rect>
        <draw:rect draw:style-name="gr2" draw:text-style-name="P1" draw:layer="layout" svg:width="3.81cm" svg:height="1.27cm" draw:transform="rotate (1.5707963267946) translate (16.24cm 19.415cm)" draw:corner-radius="0.5cm">
          <text:p text:style-name="P1">Interrupts</text:p>
        </draw:rect>
        <draw:rect draw:style-name="gr3" draw:text-style-name="P1" draw:layer="layout" svg:width="8.255cm" svg:height="1.905cm" svg:x="14.97cm" svg:y="4.81cm" draw:corner-radius="0.5cm">
          <text:p text:style-name="P1">Expression Parse / Eval</text:p>
        </draw:rect>
        <draw:rect draw:style-name="gr4" draw:text-style-name="P1" draw:layer="layout" svg:width="5.08cm" svg:height="1.905cm" svg:x="6.715cm" svg:y="2.905cm" draw:corner-radius="0.5cm">
          <text:p text:style-name="P1">Serial Command </text:p>
          <text:p text:style-name="P1">Input / Edit</text:p>
        </draw:rect>
        <draw:rect draw:style-name="gr3" draw:text-style-name="P1" draw:layer="layout" svg:width="3.81cm" svg:height="1.905cm" svg:x="6.715cm" svg:y="6.715cm" draw:corner-radius="0.5cm">
          <text:p text:style-name="P1">Built-in</text:p>
          <text:p text:style-name="P1">Functions</text:p>
        </draw:rect>
        <draw:rect draw:style-name="gr3" draw:text-style-name="P1" draw:layer="layout" svg:width="3.175cm" svg:height="1.905cm" svg:x="20.05cm" svg:y="6.715cm" draw:corner-radius="0.5cm">
          <text:p text:style-name="P1">User</text:p>
          <text:p text:style-name="P1">Functions</text:p>
        </draw:rect>
        <draw:rect draw:style-name="gr2" draw:text-style-name="P1" draw:layer="layout" svg:width="3.81cm" svg:height="1.27cm" draw:transform="rotate (1.5707963267946) translate (18.145cm 19.415cm)" draw:corner-radius="0.5cm">
          <text:p text:style-name="P1">RAM</text:p>
        </draw:rect>
        <draw:rect draw:style-name="gr2" draw:text-style-name="P1" draw:layer="layout" svg:width="3.81cm" svg:height="1.27cm" draw:transform="rotate (1.5707963267946) translate (20.05cm 19.415cm)" draw:corner-radius="0.5cm">
          <text:p text:style-name="P1">Flash IO</text:p>
        </draw:rect>
        <draw:rect draw:style-name="gr3" draw:text-style-name="P1" draw:layer="layout" svg:width="3.81cm" svg:height="1.905cm" svg:x="16.24cm" svg:y="2.905cm" draw:corner-radius="0.5cm">
          <text:p text:style-name="P1">Macros in</text:p>
          <text:p text:style-name="P1">EEPROM</text:p>
        </draw:rect>
        <draw:rect draw:style-name="gr3" draw:text-style-name="P1" draw:layer="layout" svg:width="3.175cm" svg:height="1.905cm" svg:x="13.7cm" svg:y="6.715cm" draw:corner-radius="0.5cm">
          <text:p text:style-name="P1">Error</text:p>
          <text:p text:style-name="P1">Handling</text:p>
        </draw:rect>
        <draw:rect draw:style-name="gr3" draw:text-style-name="P1" draw:layer="layout" svg:width="4.445cm" svg:height="1.905cm" svg:x="11.795cm" svg:y="2.905cm" draw:corner-radius="0.5cm">
          <text:p text:style-name="P1">Background</text:p>
          <text:p text:style-name="P1">Macro Tasker</text:p>
        </draw:rect>
        <draw:rect draw:style-name="gr3" draw:text-style-name="P1" draw:layer="layout" svg:width="3.175cm" svg:height="1.905cm" svg:x="20.05cm" svg:y="2.905cm" draw:corner-radius="0.5cm">
          <text:p text:style-name="P1">Bitlash C</text:p>
          <text:p text:style-name="P1">API</text:p>
        </draw:rect>
        <draw:rect draw:style-name="gr3" draw:text-style-name="P1" draw:layer="layout" svg:width="3.175cm" svg:height="1.905cm" svg:x="10.525cm" svg:y="6.715cm" draw:corner-radius="0.5cm">
          <text:p text:style-name="P1">Print</text:p>
          <text:p text:style-name="P1">Formatter</text:p>
        </draw:rect>
        <draw:rect draw:style-name="gr2" draw:text-style-name="P1" draw:layer="layout" svg:width="3.81cm" svg:height="1.27cm" draw:transform="rotate (1.5707963267946) translate (21.955cm 19.415cm)" draw:corner-radius="0.5cm">
          <text:p text:style-name="P1">et cetera</text:p>
        </draw:rect>
        <draw:rect draw:style-name="gr5" draw:text-style-name="P1" draw:layer="layout" svg:width="5.715cm" svg:height="1.905cm" draw:transform="rotate (1.5707963267946) translate (4.175cm 8.62cm)" draw:corner-radius="0.5cm">
          <text:p text:style-name="P1">Bitlash</text:p>
          <text:p text:style-name="P1">Software</text:p>
        </draw:rect>
        <draw:rect draw:style-name="gr6" draw:text-style-name="P1" draw:layer="layout" svg:width="3.81cm" svg:height="1.905cm" draw:transform="rotate (1.5707963267946) translate (4.175cm 13.065cm)" draw:corner-radius="0.5cm">
          <text:p text:style-name="P1">Arduino</text:p>
          <text:p text:style-name="P1">Software</text:p>
        </draw:rect>
        <draw:rect draw:style-name="gr6" draw:text-style-name="P1" draw:layer="layout" svg:width="5.715cm" svg:height="1.905cm" draw:transform="rotate (1.5707963267946) translate (4.175cm 19.415cm)" draw:corner-radius="0.5cm">
          <text:p text:style-name="P1">Arduino</text:p>
          <text:p text:style-name="P1">Hardware</text:p>
        </draw:rect>
        <draw:frame draw:style-name="gr7" draw:layer="layout" svg:width="12.7cm" svg:height="0.962cm" svg:x="6.715cm" svg:y="1.635cm">
          <draw:text-box>
            <text:p>Bitlash on Arduino: Architecture Overview</text:p>
          </draw:text-box>
        </draw:frame>
        <draw:frame draw:style-name="gr8" draw:text-style-name="P2" draw:layer="layout" svg:width="5.08cm" svg:height="1.27cm" svg:x="1cm" svg:y="19.415cm">
          <draw:text-box>
            <text:p text:style-name="P2"><text:span text:style-name="T1">Version: 1.0</text:span></text:p>
            <text:p text:style-name="P2"><text:span text:style-name="T1">Copyright 2010 by Bill Roy</text:span></text:p>
          </draw:text-box>
        </draw:frame>
        <draw:rect draw:style-name="gr3" draw:text-style-name="P1" draw:layer="layout" svg:width="3.175cm" svg:height="1.905cm" svg:x="16.875cm" svg:y="6.715cm" draw:corner-radius="0.5cm">
          <text:p text:style-name="P1">Variable</text:p>
          <text:p text:style-name="P1">Storage</text:p>
        </draw:rect>
        <draw:rect draw:style-name="gr3" draw:text-style-name="P1" draw:layer="layout" svg:width="8.255cm" svg:height="1.905cm" svg:x="6.715cm" svg:y="4.81cm" draw:corner-radius="0.5cm">
          <text:p text:style-name="P1">Command Interpret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8T15:55:23</meta:creation-date>
    <meta:editing-duration>PT00H00M00S</meta:editing-duration>
    <meta:editing-cycles>1</meta:editing-cycles>
    <meta:generator>OpenOffice.org/3.2$Unix OpenOffice.org_project/320m12$Build-9483</meta:generator>
    <meta:document-statistic meta:object-count="29"/>
  </office:meta>
</office:document-meta>
</file>